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JSP: <text:tab/>Es como el HTML pero además permite mezclar <text:tab/><text:tab/><text:tab/>contenido estático y dinámico en un mismo documento</text:p>
      <text:p text:style-name="Normal"><text:tab/>, mezclando HTML con código JAVA. Los JSP están <text:tab/><text:tab/><text:tab/>basados en SERVLETS.</text:p>
      <text:p text:style-name="Normal"><text:tab/></text:p>
      <text:p text:style-name="Normal"><text:tab/>-Los contenidos dinámicos pueden ser proporcionados </text:p>
      <text:p text:style-name="Normal"><text:tab/> <text:s text:c="1"/>por componentes como los JAVABEANS o bibliotecas</text:p>
      <text:p text:style-name="Normal"><text:tab/> <text:s text:c="1"/>etiquetas.</text:p>
      <text:p text:style-name="Normal"><text:tab/></text:p>
      <text:p text:style-name="Normal"><text:tab/>Los archivos JSP deben colocarse en la carpeta <text:tab/><text:tab/><text:tab/>WEBCONTENT</text:p>
      <text:p text:style-name="Normal"><text:tab/></text:p>
      <text:p text:style-name="Normal"><text:tab/>Para sumar código JAVA tenemos &lt;%</text:p>
      <text:p text:style-name="Normal"><text:tab/></text:p>
      <text:p text:style-name="Normal"><text:tab/>JSP nunca envía contenido directo al navegador</text:p>
      <text:p text:style-name="Normal"><text:tab/>Mandamos un HTTPRequest, si JSP cambió entonces</text:p>
      <text:p text:style-name="Normal"><text:tab/>procesa para obtener un Response, sino directamente</text:p>
      <text:p text:style-name="Normal"><text:tab/>devuelve la respuesta que ya estaba Cacheada.</text:p>
      <text:p text:style-name="Normal"/>
      <text:p text:style-name="Normal"/>
      <text:p text:style-name="Normal">JSP SCRIPTING</text:p>
      <text:p text:style-name="Normal"/>
      <text:p text:style-name="Normal">Los SCRIPTS permiten inseratar codigo java en el servlet JAVA</text:p>
      <text:p text:style-name="Normal">generado a partir de la clase JSP</text:p>
      <text:p text:style-name="Normal"/>
      <text:p text:style-name="Normal">COMENTARIO JSP</text:p>
      <text:p text:style-name="Normal"/>
      <text:p text:style-name="Normal">&lt;%--THIS IS A COMENT IN JSP--%&gt;</text:p>
      <text:p text:style-name="Normal"/>
      <text:p text:style-name="Normal">EXPRESION JSP</text:p>
      <text:p text:style-name="Normal"/>
      <text:p text:style-name="Normal">Se usa para insertar valor en la salida directamente.</text:p>
      <text:p text:style-name="Normal"/>
      <text:p text:style-name="Normal">&lt;%= expression%&gt;</text:p>
      <text:p text:style-name="Normal"/>
      <text:p text:style-name="Normal">por ejemplo mostrar la fecha</text:p>
      <text:p text:style-name="Normal"/>
      <text:p text:style-name="Normal">&lt;%= new java.util.Date() %&gt;</text:p>
      <text:p text:style-name="Normal"/>
      <text:p text:style-name="Normal">SCRIPLET JSP</text:p>
      <text:p text:style-name="Normal"/>
      <text:p text:style-name="Normal">similar a la expresión excepto por el signo =</text:p>
      <text:p text:style-name="Normal"/>
      <text:p text:style-name="Normal">&lt;%Aca metemos el codigo JAVA que queremos%&gt;</text:p>
      <text:p text:style-name="Normal"/>
      <text:p text:style-name="Normal">Acá no mostramos una salida en este caso estamos ejecutando codigo directamente </text:p>
      <text:p text:style-name="Normal"/>
      <text:p text:style-name="Normal">En la actualidad se esta intentando de poner la menor cantidad de codigo posible en los SCRIPLETS, no es buena practica tener mucho codigo en un SCRIPLET, cuanto menos mejor.</text:p>
      <text:p text:style-name="Normal"/>
      <text:p text:style-name="Normal">DECLARACION:</text:p>
      <text:p text:style-name="Normal"/>
      <text:p text:style-name="Normal">Se pueden definir metodos o campos &lt;%! %&gt; <text:s text:c="1"/>en general no es conveniente definir metodos pero si se usa para definir variables, eso tiene mas sentido.</text:p>
      <text:p text:style-name="Normal"/>
      <text:p text:style-name="Normal">&lt;%! int x = 10;%&gt;</text:p>
      <text:p text:style-name="Normal"/>
      <text:p text:style-name="Normal">La diferencia entre la declaracion y el SCRIPLET, en la declaracion los podemos acceder siempre desde cualquier metodo, mientras que la de los SCRIPLET solo para el metodo JSPService(), los SCRIPLET se encapsulan solos.</text:p>
      <text:p text:style-name="Normal"/>
      <text:p text:style-name="Normal">HTML Form</text:p>
      <text:p text:style-name="Normal"/>
      <text:p text:style-name="Normal">Es un formulario tipico de HTML.</text:p>
      <text:p text:style-name="Normal">Hoy en dia en el ACTION se hace de manera que lo procese un SERVLET, no se usa que el procesamiento sea directo de un JSP</text:p>
      <text:p text:style-name="Normal">trabajar con SERVLET es una buena practica.</text:p>
      <text:p text:style-name="Normal"/>
      <text:p text:style-name="Normal">DIRECTIVAS JSP</text:p>
      <text:p text:style-name="Normal"/>
      <text:p text:style-name="Normal">pagina, include y taglib</text:p>
      <text:p text:style-name="Normal"/>
      <text:p text:style-name="Normal">&lt;%@ directive attribute1 = “value1” %&gt;</text:p>
      <text:p text:style-name="Normal"/>
      <text:p text:style-name="Normal">directiva de pagina es donde podemos importar paquetes, clases utilizades, podemos ademas decir como va a ser la informacion que va a viajar, por ejemplo texto plano json o xml</text:p>
      <text:p text:style-name="Normal"/>
      <text:p text:style-name="Normal">&lt;%@page contentType = “text/plain”%&gt;</text:p>
      <text:p text:style-name="Normal"/>
      <text:p text:style-name="Normal">json y xml es para servicios web</text:p>
      <text:p text:style-name="Normal"/>
      <text:p text:style-name="Normal">session = “true|false”</text:p>
      <text:p text:style-name="Normal"/>
      <text:p text:style-name="Normal">por defecto es verdadero, lo podemos definir.</text:p>
      <text:p text:style-name="Normal"/>
      <text:p text:style-name="Normal">Configurar pagina de tratamiento de errores</text:p>
      <text:p text:style-name="Normal"/>
      <text:p text:style-name="Normal">&lt;%@page errorPage = “error.jsp”%&gt;</text:p>
      <text:p text:style-name="Normal"/>
      <text:p text:style-name="Normal">Decimos que una JSP es una pagina de errores</text:p>
      <text:p text:style-name="Normal"/>
      <text:p text:style-name="Normal">&lt;%@page isErrorPage = “true”%&gt;</text:p>
      <text:p text:style-name="Normal"/>
      <text:p text:style-name="Normal">taglib: etiquetas que parecen etiquetas HTML o XML</text:p>
      <text:p text:style-name="Normal"/>
      <text:p text:style-name="Normal">&lt;%@taglib uri=”direccion” <text:s text:c="1"/>prefix=”jsptutorial”%&gt;</text:p>
      <text:p text:style-name="Normal"/>
      <text:p text:style-name="Normal">El prefijo nos permite referenciar los elementos que esten en el espacio de nombre uri</text:p>
      <text:p text:style-name="Normal"/>
      <text:p text:style-name="Normal">ACCIONES ESTANDAR</text:p>
      <text:p text:style-name="Normal"/>
      <text:p text:style-name="Normal">Etiquetas XML para controlar el comportamiento de los servlets</text:p>
      <text:p text:style-name="Normal"/>
      <text:p text:style-name="Normal">include permite incluir un archivo en tiempo de ejecucion</text:p>
      <text:p text:style-name="Normal"/>
      <text:p text:style-name="Normal">&lt;jsp:include page=”relativeURL” cflush=”true” %&gt;</text:p>
      <text:p text:style-name="Normal"/>
      <text:p text:style-name="Normal">En este caso podria ser un HTML en la relative URL</text:p>
      <text:p text:style-name="Normal"/>
      <text:p text:style-name="Normal">useBean cargar un bean en la pagina para usarlo mas tarde</text:p>
      <text:p text:style-name="Normal"/>
      <text:p text:style-name="Normal">&lt;jsp:useBean id=”objectName” class=”package.class” %&gt;</text:p>
      <text:p text:style-name="Normal"/>
      <text:p text:style-name="Normal"/>
      <text:p text:style-name="Normal">SESIONES</text:p>
      <text:p text:style-name="Normal"/>
      <text:p text:style-name="Normal">Cuando un usuario o cliente esta trabajando entre distintas paginas, nosotros podemos recuperar entre distintos componente la informacion, por ejemplo si seteamos un atributo y luego queremos el valor de los mismos o los borramos, en esos casos estamos trabajando con el objeto Session.</text:p>
      <text:p text:style-name="Normal"/>
      <text:p text:style-name="Normal">COOKIES</text:p>
      <text:p text:style-name="Normal"/>
      <text:p text:style-name="Normal">informacion que se almacena en la computadora del usuario, el navegador la usa para recordar al usuario.</text:p>
      <text:p text:style-name="Normal"/>
      <text:p text:style-name="Normal">tienen un tamaño pequeño limitado para poder almacenar informacion.<text:line-break/></text:p>
      <text:p text:style-name="Normal">El usuario las puede bloquear, para persistir informacion es mejor usar otros componentes, otro mecanismo podria ser declarando atributos a nivel de SESSION y tomando directamente los valores de la misma.</text:p>
      <text:p text:style-name="Normal"/>
      <text:p text:style-name="Normal">JSP STANDARD TAG LIBRARY</text:p>
      <text:p text:style-name="Normal"/>
      <text:p text:style-name="Normal">la idea es llevar los &lt;%%&gt; a etiquetas de esta libreria, por ejemplo hay que validar una variable si tiene o tiene datos, los tags estos lo que hacen es hacer la validacion internamente y solamente ponerle una logica que haga siempre y nada mas, no tenemos que escribir todo el tiempo el arbol de decision.</text:p>
      <text:p text:style-name="Normal"/>
      <text:p text:style-name="Normal">Core Tags </text:p>
      <text:p text:style-name="Normal"/>
      <text:p text:style-name="Normal">International, sirve para lgorar que la aplicacion sea multilingue.</text:p>
      <text:p text:style-name="Normal"/>
      <text:p text:style-name="Normal">Relational database access tags: Acceder a la base de datos, proporciona JSLT una lista de etiquetas estándar para insertar, seleccionar actualizar y eliminar de las bases de datos relacionales</text:p>
      <text:p text:style-name="Normal"/>
      <text:p text:style-name="Normal">No es una buena practica desde el frontend a la base de datos.</text:p>
      <text:p text:style-name="Normal"/>
      <text:p text:style-name="Normal">XML processing tags </text:p>
      <text:p text:style-name="Normal">Sirve para el intercambio de datos, proporciona una lista de etiquetas para procesar desde el analisis XML hasta la transformacion XML, nosotros podemos definir los parametros a intercambiar desde esas mensajer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